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2cm" svg:x="2.5cm" svg:y="2.5cm">
          <text:p text:style-name="P1">Cluster</text:p>
          <text:p text:style-name="P1">Leader</text:p>
        </draw:rect>
        <draw:rect draw:style-name="gr1" draw:text-style-name="P1" draw:layer="layout" svg:width="3.5cm" svg:height="2cm" svg:x="2.5cm" svg:y="2.5cm">
          <text:p text:style-name="P1">Cluster</text:p>
          <text:p text:style-name="P1">Leader</text:p>
        </draw:rect>
        <draw:rect draw:style-name="gr1" draw:text-style-name="P1" draw:layer="layout" svg:width="3.5cm" svg:height="2cm" svg:x="2.5cm" svg:y="11.5cm">
          <text:p text:style-name="P1">Cluster</text:p>
          <text:p text:style-name="P1">Leader</text:p>
        </draw:rect>
        <draw:rect draw:style-name="gr1" draw:text-style-name="P1" draw:layer="layout" svg:width="3.5cm" svg:height="2cm" svg:x="2.5cm" svg:y="5.5cm">
          <text:p text:style-name="P1">Cluster</text:p>
          <text:p text:style-name="P1">Leade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mes Hurford</meta:initial-creator>
    <meta:creation-date>2011-02-04T17:06:14</meta:creation-date>
    <dc:date>2011-02-04T17:10:24</dc:date>
    <dc:creator>James Hurford</dc:creator>
    <meta:editing-duration>PT00H04M11S</meta:editing-duration>
    <meta:editing-cycles>1</meta:editing-cycles>
    <meta:document-statistic meta:object-count="4"/>
    <meta:generator>OpenOffice.org/3.2$Unix OpenOffice.org_project/320m19$Build-9505</meta:generator>
  </office:meta>
</office:document-meta>
</file>